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3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31.8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0.16mm" fo:break-before="auto" style:use-optimal-row-height="false"/>
    </style:style>
    <style:style style:name="ro3" style:family="table-row">
      <style:table-row-properties style:row-height="8.82mm" fo:break-before="auto" style:use-optimal-row-height="false"/>
    </style:style>
    <style:style style:name="ro4" style:family="table-row">
      <style:table-row-properties style:row-height="10.51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10.85mm" fo:break-before="auto" style:use-optimal-row-height="false"/>
    </style:style>
    <style:style style:name="ro7" style:family="table-row">
      <style:table-row-properties style:row-height="7.8mm" fo:break-before="auto" style:use-optimal-row-height="false"/>
    </style:style>
    <style:style style:name="ro8" style:family="table-row">
      <style:table-row-properties style:row-height="7.46mm" fo:break-before="auto" style:use-optimal-row-height="false"/>
    </style:style>
    <style:style style:name="ro9" style:family="table-row">
      <style:table-row-properties style:row-height="11.18mm" fo:break-before="auto" style:use-optimal-row-height="false"/>
    </style:style>
    <style:style style:name="ro10" style:family="table-row">
      <style:table-row-properties style:row-height="9.82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14.92mm" fo:break-before="auto" style:use-optimal-row-height="false"/>
    </style:style>
    <style:style style:name="ro13" style:family="table-row">
      <style:table-row-properties style:row-height="11.52mm" fo:break-before="auto" style:use-optimal-row-height="false"/>
    </style:style>
    <style:style style:name="ro14" style:family="table-row">
      <style:table-row-properties style:row-height="16.62mm" fo:break-before="auto" style:use-optimal-row-height="false"/>
    </style:style>
    <style:style style:name="ro15" style:family="table-row">
      <style:table-row-properties style:row-height="12.88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d1f63" style:text-align-source="fix" style:repeat-content="false" fo:padding="0.71mm"/>
      <style:paragraph-properties fo:text-align="center" fo:margin-left="0mm"/>
      <style:text-properties fo:color="#ffffff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3" office:value-type="string" calcext:value-type="string">
            <text:p>Nazwa_produktu</text:p>
          </table:table-cell>
          <table:table-cell table:style-name="ce3" office:value-type="string" calcext:value-type="string">
            <text:p>Nazwa</text:p>
          </table:table-cell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Rodzaj</text:p>
          </table:table-cell>
          <table:table-cell table:style-name="ce3" office:value-type="string" calcext:value-type="string">
            <text:p>Url_obrazka</text:p>
          </table:table-cell>
          <table:table-cell table:style-name="ce3" office:value-type="string" calcext:value-type="string">
            <text:p>Producent</text:p>
          </table:table-cell>
          <table:table-cell table:style-name="ce3" office:value-type="string" calcext:value-type="string">
            <text:p>Oznaczenie</text:p>
          </table:table-cell>
          <table:table-cell table:style-name="ce3" office:value-type="string" calcext:value-type="string">
            <text:p>Typ_dodatku_do_żywności</text:p>
          </table:table-cell>
          <table:table-cell table:style-name="ce3" office:value-type="string" calcext:value-type="string">
            <text:p>Opis</text:p>
          </table:table-cell>
          <table:table-cell table:style-name="ce3" office:value-type="string" calcext:value-type="string">
            <text:p>Choroba</text:p>
          </table:table-cell>
          <table:table-cell table:style-name="ce3" office:value-type="string" calcext:value-type="string">
            <text:p>Nazwa_zwyczajowa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k 1,5 raza).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 Jego dopuszczalne dzienne spożycie wynosi 200 mg/kg masy ciała.</text:p>
          </table:table-cell>
          <table:table-cell office:value-type="string" calcext:value-type="string">
            <text:p>Problemy jelitow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 Jego dopuszczalne dzienne spożycie wynosi 200 mg/kg masy ciała.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5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 Jego dopuszczalne dzienne spożycie wynosi 200 mg/kg masy ciała.</text:p>
          </table:table-cell>
          <table:table-cell office:value-type="string" calcext:value-type="string">
            <text:p>Nadciśnieni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 Jego dopuszczalne dzienne spożycie wynosi 200 mg/kg masy ciała.</text:p>
          </table:table-cell>
          <table:table-cell office:value-type="string" calcext:value-type="string">
            <text:p>Zmniejszenie liczby białych krwinek w krwioobiegu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go związku.</text:p>
          </table:table-cell>
          <table:table-cell office:value-type="string" calcext:value-type="string">
            <text:p>Demineralizacja kości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go związku.</text:p>
          </table:table-cell>
          <table:table-cell office:value-type="string" calcext:value-type="string">
            <text:p>Choroby nerek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go związku.</text:p>
          </table:table-cell>
          <table:table-cell office:value-type="string" calcext:value-type="string">
            <text:p>Kamienie nerkowe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psi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4/5900497312004/ShotType1_328x328.jpg" xlink:type="simple">https://secure.ce-tescoassets.com/assets/PL/004/5900497312004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go związku.</text:p>
          </table:table-cell>
          <table:table-cell office:value-type="string" calcext:value-type="string">
            <text:p>Osteoporoza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6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k 1,5 raza).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7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table:style-name="ce2" office:value-type="string" calcext:value-type="string">
            <text:p>E150d</text:p>
            <text:p/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 Jego dopuszczalne dzienne spożycie wynosi 200 mg/kg masy ciała.</text:p>
          </table:table-cell>
          <table:table-cell office:value-type="string" calcext:value-type="string">
            <text:p>Problemy jelitow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</text:p>
          </table:table-cell>
          <table:table-cell office:value-type="string" calcext:value-type="string">
            <text:p>Demineralizacja kości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Podrażnienia przewodu pokarmowego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Fibromialgia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Skurcze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Bóle mięśniowe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Drętwienie nóg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Zawroty głowy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Bóle głowy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Szumy w uszach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Bóle stawów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Depresja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Cukrzyca typu 2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Choroba sercowo-naczyniowa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8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3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Hipoglikemia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5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3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iewydolność nerek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4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iewydolność wątroby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9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Problemy ze wzrokiem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10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Bóle głowy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epsi Max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005/5900497302005/ShotType1_328x328.jpg" xlink:type="simple">https://secure.ce-tescoassets.com/assets/PL/005/5900497302005/ShotType1_328x328.jpg</text:a>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7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k 1,5 raza).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412</text:p>
          </table:table-cell>
          <table:table-cell office:value-type="string" calcext:value-type="string">
            <text:p>Stabilizator</text:p>
          </table:table-cell>
          <table:table-cell office:value-type="string" calcext:value-type="string">
            <text:p>Organiczny związek chemiczny z grupy galaktomannanów, tj. polisacharydów, których łańcuch główny utworzony jest z jednostek mannozy z bocznymi odgałęzieniami monogalaktozowymi. W przypadku gumy guar stosunek mannoza:galaktoza = ~3, a rozkład jednostek pod</text:p>
          </table:table-cell>
          <table:table-cell/>
          <table:table-cell office:value-type="string" calcext:value-type="string">
            <text:p>Guma guar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pomarańczow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40/5449000004840/ShotType1_328x328.jpg" xlink:type="simple">https://secure.ce-tescoassets.com/assets/PL/840/5449000004840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160a</text:p>
          </table:table-cell>
          <table:table-cell office:value-type="string" calcext:value-type="string">
            <text:p>Barwnik</text:p>
          </table:table-cell>
          <table:table-cell office:value-type="string" calcext:value-type="string">
            <text:p>Grupa organicznych związków chemicznych, rozbudowanych przestrzennie węglowodorów nienasyconych zawierających 40 atomów węgla. W cząsteczkach karotenów występują wieloatomowe układy sprzężonych wiązań podwójnych. Karoteny są pomarańczowożółtymi organiczny</text:p>
          </table:table-cell>
          <table:table-cell/>
          <table:table-cell office:value-type="string" calcext:value-type="string">
            <text:p>Karoteny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Barwnik</text:p>
          </table:table-cell>
          <table:table-cell office:value-type="string" calcext:value-type="string">
            <text:p>Grupa organicznych związków chemicznych z klasy flawonoidów, będących glikozydami, w których barwnymi aglikonami są antocyjanidyny (zazwyczaj cyjanidyna, pelargonidyna lub delfinidyna). Są naturalnymi barwnikami pochodzenia roślinnego. W zależności od pH </text:p>
          </table:table-cell>
          <table:table-cell/>
          <table:table-cell office:value-type="string" calcext:value-type="string">
            <text:p>Antocyjany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Migrena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Hiperkaliemia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Wymioty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Bóle brzucha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Fanta Malinn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744/5449000045744/ShotType1_328x328.jpg" xlink:type="simple">https://secure.ce-tescoassets.com/assets/PL/744/544900004574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Niedobory żywieniowe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1">
          <table:table-cell table:number-columns-repeated="2" office:value-type="string" calcext:value-type="string">
            <text:p>Coca-Col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227/5449000054227/ShotType1_328x328.jpg" xlink:type="simple">https://secure.ce-tescoassets.com/assets/PL/227/5449000054227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k 1,5 raza).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Coca-Col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227/5449000054227/ShotType1_328x328.jpg" xlink:type="simple">https://secure.ce-tescoassets.com/assets/PL/227/5449000054227/ShotType1_328x328.jpg</text:a></text:p>
          </table:table-cell>
          <table:table-cell office:value-type="string" calcext:value-type="string">
            <text:p>The Coca-Cola Company</text:p>
          </table:table-cell>
          <table:table-cell table:style-name="Default"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 Jego dopuszczalne dzienne spożycie wynosi 200 mg/kg masy ciała.</text:p>
          </table:table-cell>
          <table:table-cell office:value-type="string" calcext:value-type="string">
            <text:p>Problemy jelitow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ca-Col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227/5449000054227/ShotType1_328x328.jpg" xlink:type="simple">https://secure.ce-tescoassets.com/assets/PL/227/5449000054227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go związku.</text:p>
          </table:table-cell>
          <table:table-cell office:value-type="string" calcext:value-type="string">
            <text:p>Kamienie nerkowe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3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k 1,5 raza).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14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150d</text:p>
          </table:table-cell>
          <table:table-cell office:value-type="string" calcext:value-type="string">
            <text:p>Barwnik</text:p>
          </table:table-cell>
          <table:table-cell table:style-name="ce2" office:value-type="string" calcext:value-type="string">
            <text:p>Syntetyczny, brązowy barwnik spożywczy używany do barwienia m.in.: piwa typu porter, napojów typu cola, czekolady, dżemów, wyrobów cukierniczych oraz brązowego sosu do mięs. Może powodować problemy jelitowe. Jego dopuszczalne dzienne spożycie wynosi 200 mg/kg masy ciała.</text:p>
          </table:table-cell>
          <table:table-cell office:value-type="string" calcext:value-type="string">
            <text:p>Problemy jelitowe</text:p>
          </table:table-cell>
          <table:table-cell office:value-type="string" calcext:value-type="string">
            <text:p><text:s/>Karmel amoniakalno-siarczynowy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Nieorganiczny związek chemiczny z grupy kwasów tlenowych, składnik kwasów nukleinowych. Kwas fosforowy wiążę się z wapniem a więc jego nadmiar może uszkadzać zęby oraz być przyczyną utraty wapnia w kościach. Trwają badania na temat stopnia szkodliwości tego związku.</text:p>
          </table:table-cell>
          <table:table-cell office:value-type="string" calcext:value-type="string">
            <text:p>Kamienie nerkowe</text:p>
          </table:table-cell>
          <table:table-cell office:value-type="string" calcext:value-type="string">
            <text:p>Kwas fosforowy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2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Grupa organicznych związków chemicznych – soli i estrów kwasu cyklaminowego (kwasu cykloheksylosulfaminowego). Zazwyczaj jednak nazwa ta odnosi się jedynie do cyklaminianu sodu i cyklaminianu wapnia, które są stosowane jako sztuczne środki słodzące w żywn</text:p>
          </table:table-cell>
          <table:table-cell office:value-type="string" calcext:value-type="string">
            <text:p>Migrena</text:p>
          </table:table-cell>
          <table:table-cell office:value-type="string" calcext:value-type="string">
            <text:p>Cyklaminiany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2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Grupa organicznych związków chemicznych – soli i estrów kwasu cyklaminowego (kwasu cykloheksylosulfaminowego). Zazwyczaj jednak nazwa ta odnosi się jedynie do cyklaminianu sodu i cyklaminianu wapnia, które są stosowane jako sztuczne środki słodzące w żywn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Cyklaminiany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2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Grupa organicznych związków chemicznych – soli i estrów kwasu cyklaminowego (kwasu cykloheksylosulfaminowego). Zazwyczaj jednak nazwa ta odnosi się jedynie do cyklaminianu sodu i cyklaminianu wapnia, które są stosowane jako sztuczne środki słodzące w żywn</text:p>
          </table:table-cell>
          <table:table-cell office:value-type="string" calcext:value-type="string">
            <text:p>Zanik jąder</text:p>
          </table:table-cell>
          <table:table-cell office:value-type="string" calcext:value-type="string">
            <text:p>Cyklaminiany</text:p>
          </table:table-cell>
          <table:table-cell/>
        </table:table-row>
        <table:table-row table:style-name="ro15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Cukrzyca typu 2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Wymioty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óle brzuch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Coca-Cola</text:p>
          </table:table-cell>
          <table:table-cell office:value-type="string" calcext:value-type="string">
            <text:p>Coca-Cola Zer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328/5449000133328/ShotType1_328x328.jpg" xlink:type="simple">https://secure.ce-tescoassets.com/assets/PL/328/5449000133328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5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Konserwant</text:p>
          </table:table-cell>
          <table:table-cell table:style-name="ce2" office:value-type="string" calcext:value-type="string">
            <text:p>Nieorganiczny związek chemiczny z grupy tlenków, w którym węgiel występuje na IV stopniu utlenienia. W temperaturze pokojowej jest to bezbarwny, bezwonny i niepalny gaz o kwaskowatym smaku, rozpuszczalny w wodzie (1,7 l CO2/l H2O i cięższy od powietrza (ok 1,5 raza).</text:p>
          </table:table-cell>
          <table:table-cell/>
          <table:table-cell office:value-type="string" calcext:value-type="string">
            <text:p>Dwutlenek Węgl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Skurcze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9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Substancja słodząca która jest 600-krotnie bardziej słodka od cukru. Naturalnie występuje w owocach cytrusowych.</text:p>
          </table:table-cell>
          <table:table-cell office:value-type="string" calcext:value-type="string">
            <text:p>Bóle głowy</text:p>
          </table:table-cell>
          <table:table-cell office:value-type="string" calcext:value-type="string">
            <text:p>Neohesperydyna D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959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Substancja słodząca która jest 600-krotnie bardziej słodka od cukru. Naturalnie występuje w owocach cytrusowych.</text:p>
          </table:table-cell>
          <table:table-cell office:value-type="string" calcext:value-type="string">
            <text:p>Migrena</text:p>
          </table:table-cell>
          <table:table-cell office:value-type="string" calcext:value-type="string">
            <text:p>Neohesperydyna D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te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gazowany</text:p>
          </table:table-cell>
          <table:table-cell office:value-type="string" calcext:value-type="string">
            <text:p><text:a xlink:href="https://secure.ce-tescoassets.com/assets/PL/864/5449000004864/ShotType1_328x328.jpg" xlink:type="simple">https://secure.ce-tescoassets.com/assets/PL/864/5449000004864/ShotType1_328x328.jpg</text:a>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jabłko - aloes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17/5900334013217/ShotType1_328x328.jpg" xlink:type="simple">https://secure.ce-tescoassets.com/assets/PL/217/5900334013217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jabłko - mięt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57/5900334006257/ShotType1_328x328.jpg" xlink:type="simple">https://secure.ce-tescoassets.com/assets/PL/257/5900334006257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wiśnia - jabłko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33/5900334006233/ShotType1_328x328.jpg" xlink:type="simple">https://secure.ce-tescoassets.com/assets/PL/233/5900334006233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pomarańcza - brzoskwini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40/5900334006240/ShotType1_328x328.jpg" xlink:type="simple">https://secure.ce-tescoassets.com/assets/PL/240/5900334006240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Tymbark</text:p>
          </table:table-cell>
          <table:table-cell office:value-type="string" calcext:value-type="string">
            <text:p>Tymbark napój pomarańcza - brzoskwini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owocowy</text:p>
          </table:table-cell>
          <table:table-cell office:value-type="string" calcext:value-type="string">
            <text:p><text:a xlink:href="https://secure.ce-tescoassets.com/assets/PL/240/5900334006240/ShotType1_328x328.jpg" xlink:type="simple">https://secure.ce-tescoassets.com/assets/PL/240/5900334006240/ShotType1_328x328.jpg</text:a></text:p>
          </table:table-cell>
          <table:table-cell office:value-type="string" calcext:value-type="string">
            <text:p>Tymbark – MWS Sp. z o.o. Sp.k</text:p>
          </table:table-cell>
          <table:table-cell office:value-type="string" calcext:value-type="string">
            <text:p>E160a</text:p>
          </table:table-cell>
          <table:table-cell office:value-type="string" calcext:value-type="string">
            <text:p>Barwnik</text:p>
          </table:table-cell>
          <table:table-cell office:value-type="string" calcext:value-type="string">
            <text:p>Grupa organicznych związków chemicznych, rozbudowanych przestrzennie węglowodorów nienasyconych zawierających 40 atomów węgla. W cząsteczkach karotenów występują wieloatomowe układy sprzężonych wiązań podwójnych. Karoteny są pomarańczowożółtymi organiczny</text:p>
          </table:table-cell>
          <table:table-cell/>
          <table:table-cell office:value-type="string" calcext:value-type="string">
            <text:p>Karoteny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peach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28/5449000030528/ShotType1_328x328.jpg" xlink:type="simple">https://secure.ce-tescoassets.com/assets/PL/528/5449000030528/ShotType1_328x328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peach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28/5449000030528/ShotType1_328x328.jpg" xlink:type="simple">https://secure.ce-tescoassets.com/assets/PL/528/5449000030528/ShotType1_328x328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lemon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://www.coca-cola.ie/content/dam/journey/ie/en/hidden/drinks/Brands-lead-image/Journey_brands_Products_NESTEA_Lemon.jpg" xlink:type="simple">http://www.coca-cola.ie/content/dam/journey/ie/en/hidden/drinks/Brands-lead-image/Journey_brands_Products_NESTEA_Lemon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lemon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://www.coca-cola.ie/content/dam/journey/ie/en/hidden/drinks/Brands-lead-image/Journey_brands_Products_NESTEA_Lemon.jpg" xlink:type="simple">http://www.coca-cola.ie/content/dam/journey/ie/en/hidden/drinks/Brands-lead-image/Journey_brands_Products_NESTEA_Lemon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string" calcext:value-type="string">
            <text:p>Nestea lemon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://www.coca-cola.ie/content/dam/journey/ie/en/hidden/drinks/Brands-lead-image/Journey_brands_Products_NESTEA_Lemon.jpg" xlink:type="simple">http://www.coca-cola.ie/content/dam/journey/ie/en/hidden/drinks/Brands-lead-image/Journey_brands_Products_NESTEA_Lemon.jpg</text:a></text:p>
          </table:table-cell>
          <table:table-cell office:value-type="string" calcext:value-type="string">
            <text:p>Coca-Cola HBC Poland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gree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313/5997264159313/ShotType1_328x328.jpg" xlink:type="simple">https://secure.ce-tescoassets.com/assets/PL/313/5997264159313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gree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313/5997264159313/ShotType1_328x328.jpg" xlink:type="simple">https://secure.ce-tescoassets.com/assets/PL/313/5997264159313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gree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313/5997264159313/ShotType1_328x328.jpg" xlink:type="simple">https://secure.ce-tescoassets.com/assets/PL/313/5997264159313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lemo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07/5900497600507/ShotType1_328x328.jpg" xlink:type="simple">https://secure.ce-tescoassets.com/assets/PL/507/5900497600507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nienasyconych alkoholi polihydroksylowych. Jest niezbędny do funkcjonowania organizmów żywych. Dla niektórych zwierząt, w tym ludzi, jest witaminą, czyli musi być dostarczany w pożywieniu. Jest także przeciwutleniaczem</text:p>
          </table:table-cell>
          <table:table-cell/>
          <table:table-cell office:value-type="string" calcext:value-type="string">
            <text:p>Kwas askorbinowy, witamina C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lemo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07/5900497600507/ShotType1_328x328.jpg" xlink:type="simple">https://secure.ce-tescoassets.com/assets/PL/507/5900497600507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Lipton</text:p>
          </table:table-cell>
          <table:table-cell office:value-type="string" calcext:value-type="string">
            <text:p>Lipton lemon ice tea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niegazowany</text:p>
          </table:table-cell>
          <table:table-cell office:value-type="string" calcext:value-type="string">
            <text:p><text:a xlink:href="https://secure.ce-tescoassets.com/assets/PL/507/5900497600507/ShotType1_328x328.jpg" xlink:type="simple">https://secure.ce-tescoassets.com/assets/PL/507/5900497600507/ShotType1_328x328.jpg</text:a></text:p>
          </table:table-cell>
          <table:table-cell office:value-type="string" calcext:value-type="string">
            <text:p>"Pepsi Cola General Bottlers Poland" Sp. z o.o.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Sól potasowa kwasu cytrynowego o wzorze K3C6H5O7. Jest białym higroskopijnym proszkiem.</text:p>
          </table:table-cell>
          <table:table-cell office:value-type="string" calcext:value-type="string">
            <text:p>Bóle brzucha</text:p>
          </table:table-cell>
          <table:table-cell office:value-type="string" calcext:value-type="string">
            <text:p>Cytrynian potas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Sól potasowa kwasu cytrynowego o wzorze K3C6H5O7. Jest białym higroskopijnym proszkiem.</text:p>
          </table:table-cell>
          <table:table-cell office:value-type="string" calcext:value-type="string">
            <text:p>Wymioty</text:p>
          </table:table-cell>
          <table:table-cell office:value-type="string" calcext:value-type="string">
            <text:p>Cytrynian potas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Sól potasowa kwasu cytrynowego o wzorze K3C6H5O7. Jest białym higroskopijnym proszkiem.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Cytrynian potas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Nadpobudliwość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Omdlenia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Bóle głowy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Zaburzenia widzenia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sodowa kwasu benzoesowego, stosowana jako konserwant żywności. Na skalę przemysłową uzyskuje się go syntetycznie. Ma właściwości bakteriostatyczne i fungistatyczne, hamuje rozwój drożdży, pleśni, bakterii masłowych, octow</text:p>
          </table:table-cell>
          <table:table-cell office:value-type="string" calcext:value-type="string">
            <text:p>Obniżenie tętna</text:p>
          </table:table-cell>
          <table:table-cell office:value-type="string" calcext:value-type="string">
            <text:p>Benzoes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445</text:p>
          </table:table-cell>
          <table:table-cell office:value-type="string" calcext:value-type="string">
            <text:p>Stabilizator</text:p>
          </table:table-cell>
          <table:table-cell office:value-type="string" calcext:value-type="string">
            <text:p>Syntetyczne stabilizatory i emulgatory. Wytwarzane z kwasów żywicowych i gliceryny spożywczej. Są dodawane do gum do żucia, napojów, wyrobów cukierniczych a także likierów oraz kremów. </text:p>
          </table:table-cell>
          <table:table-cell office:value-type="string" calcext:value-type="string">
            <text:p>Alergia</text:p>
          </table:table-cell>
          <table:table-cell office:value-type="string" calcext:value-type="string">
            <text:p>Estry glicerolu i żywicy roślinnej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Barwnik</text:p>
          </table:table-cell>
          <table:table-cell office:value-type="string" calcext:value-type="string">
            <text:p>Organiczny związek chemiczny, syntetyczny, niebieski barwnik. Błękit brylantowy FCF to barwnik żywności powszechnie stosowany w produkcji artykułów spożywczych. Zalicza się go do grupy dodatków do żywności o numerze E133. Jego zadaniem jest zmiana oraz wz</text:p>
          </table:table-cell>
          <table:table-cell office:value-type="string" calcext:value-type="string">
            <text:p>Alergia</text:p>
          </table:table-cell>
          <table:table-cell office:value-type="string" calcext:value-type="string">
            <text:p>Błękit brylantowy FCF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Przeciwutleniacz</text:p>
          </table:table-cell>
          <table:table-cell office:value-type="string" calcext:value-type="string">
            <text:p>Organiczny związek chemiczny z grupy cytrynianów, sól sodowa kwasu cytrynowego. Stosowany jako smakowy i konserwujący dodatek do żywności (E331). „Cytrynian sodu” jest nazwą niejednoznaczną, zazwyczaj odnosi się do cytrynianu trisodowego, może jednak doty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Cytrynian sod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Konserwant</text:p>
          </table:table-cell>
          <table:table-cell office:value-type="string" calcext:value-type="string">
            <text:p>Organiczny związek chemiczny, sól potasowa kwasu sorbinowego. Jego zakres stosowania i właściwości są prawie takie same, jak dla kwasu sorbowego, jednakże forma potasowa (oraz inne jego sole) jest lepiej rozpuszczalna w wodzie. Dopuszczalne dzienne spożyc</text:p>
          </table:table-cell>
          <table:table-cell office:value-type="string" calcext:value-type="string">
            <text:p>Wymioty</text:p>
          </table:table-cell>
          <table:table-cell office:value-type="string" calcext:value-type="string">
            <text:p>Sorbinian potasu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951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Organiczny związek chemiczny, ester metylowy dipeptydu Asp-Phe. Stosowany jako sztuczny środek słodzący (słodzik) w produktach spożywczych, zwłaszcza takich, jak napoje niskokaloryczne, guma do żucia, drażetki odświeżające oddech. Można go też znaleźć w w</text:p>
          </table:table-cell>
          <table:table-cell office:value-type="string" calcext:value-type="string">
            <text:p>Skurcze</text:p>
          </table:table-cell>
          <table:table-cell office:value-type="string" calcext:value-type="string">
            <text:p>Aspartam</text:p>
          </table:table-cell>
          <table:table-cell/>
        </table:table-row>
        <table:table-row table:style-name="ro1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950</text:p>
          </table:table-cell>
          <table:table-cell office:value-type="string" calcext:value-type="string">
            <text:p>Środek słodzący</text:p>
          </table:table-cell>
          <table:table-cell table:style-name="ce2" office:value-type="string" calcext:value-type="string">
            <text:p>Heterocykliczny związek chemiczny stosowany jako słodzik (około 150 razy słodszy od sacharozy). Wzmacnia też smak i zapach. Jest wydalany w postaci niezmienionej.</text:p>
            <text:p>W temperaturze pokojowej związek ten występuje w postaci białych kryształów, rozpuszczalnych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Acesulfam K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414</text:p>
          </table:table-cell>
          <table:table-cell office:value-type="string" calcext:value-type="string">
            <text:p>Stabilizator</text:p>
          </table:table-cell>
          <table:table-cell office:value-type="string" calcext:value-type="string">
            <text:p>Twardniejąca na powietrzu guma roślinna, będąca wydzieliną wyciekającą naturalnie w wyniku uszkodzeń lub otrzymywaną przez nacięcie pnia i gałęzi akacji senegalskiej i innych gatunków z rodzaju Acacia pochodzących z Afryki. Znana była już w starożytności.</text:p>
          </table:table-cell>
          <table:table-cell office:value-type="string" calcext:value-type="string">
            <text:p>Biegunka</text:p>
          </table:table-cell>
          <table:table-cell office:value-type="string" calcext:value-type="string">
            <text:p>Guma arabska</text:p>
          </table:table-cell>
          <table:table-cell/>
        </table:table-row>
        <table:table-row table:style-name="ro1">
          <table:table-cell office:value-type="string" calcext:value-type="string">
            <text:p>Oshee</text:p>
          </table:table-cell>
          <table:table-cell office:value-type="string" calcext:value-type="string">
            <text:p>Oshee wieloowocowy napój izotoniczny </text:p>
          </table:table-cell>
          <table:table-cell office:value-type="string" calcext:value-type="string">
            <text:p>Napój</text:p>
          </table:table-cell>
          <table:table-cell office:value-type="string" calcext:value-type="string">
            <text:p>Napój izotoniczny</text:p>
          </table:table-cell>
          <table:table-cell office:value-type="string" calcext:value-type="string">
            <text:p><text:a xlink:href="https://secure.ce-tescoassets.com/assets/PL/963/5908260251963/ShotType1_328x328.jpg" xlink:type="simple">https://secure.ce-tescoassets.com/assets/PL/963/5908260251963/ShotType1_328x328.jpg</text:a></text:p>
          </table:table-cell>
          <table:table-cell office:value-type="string" calcext:value-type="string">
            <text:p>Oshee Polska Sp. z o.o.</text:p>
          </table:table-cell>
          <table:table-cell office:value-type="string" calcext:value-type="string">
            <text:p>E414</text:p>
          </table:table-cell>
          <table:table-cell office:value-type="string" calcext:value-type="string">
            <text:p>Stabilizator</text:p>
          </table:table-cell>
          <table:table-cell office:value-type="string" calcext:value-type="string">
            <text:p>Twardniejąca na powietrzu guma roślinna, będąca wydzieliną wyciekającą naturalnie w wyniku uszkodzeń lub otrzymywaną przez nacięcie pnia i gałęzi akacji senegalskiej i innych gatunków z rodzaju Acacia pochodzących z Afryki. Znana była już w starożytności.</text:p>
          </table:table-cell>
          <table:table-cell office:value-type="string" calcext:value-type="string">
            <text:p>Alergia</text:p>
          </table:table-cell>
          <table:table-cell office:value-type="string" calcext:value-type="string">
            <text:p>Guma arabsk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Regulator kwasowości</text:p>
          </table:table-cell>
          <table:table-cell office:value-type="string" calcext:value-type="string">
            <text:p>Organiczny związek chemiczny z grupy hydroksykwasów karboksylowych. Zawiera 3 grupy karboksylowe.Kwas cytrynowy jest uważany za związek bezpieczny, jednak może powodować uszkodzenia oczu w przypadku bezpośredniego kontaktu. Doniesienia o możliwym działani</text:p>
          </table:table-cell>
          <table:table-cell/>
          <table:table-cell office:value-type="string" calcext:value-type="string">
            <text:p>Kwas cytrynowy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office:value-type="string" calcext:value-type="string">
            <text:p>E952</text:p>
          </table:table-cell>
          <table:table-cell office:value-type="string" calcext:value-type="string">
            <text:p>Środek słodzący</text:p>
          </table:table-cell>
          <table:table-cell office:value-type="string" calcext:value-type="string">
            <text:p>Grupa organicznych związków chemicznych – soli i estrów kwasu cyklaminowego (kwasu cykloheksylosulfaminowego). Zazwyczaj jednak nazwa ta odnosi się jedynie do cyklaminianu sodu i cyklaminianu wapnia, które są stosowane jako sztuczne środki słodzące w żywn</text:p>
          </table:table-cell>
          <table:table-cell office:value-type="string" calcext:value-type="string">
            <text:p>Nowotwór</text:p>
          </table:table-cell>
          <table:table-cell office:value-type="string" calcext:value-type="string">
            <text:p>Cyklaminiany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Biegunka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Powiększenie wątroby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Powiększenie nerek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Bóle głowy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Alergia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  <table:table-row table:style-name="ro1">
          <table:table-cell table:style-name="Default" office:value-type="string" calcext:value-type="string">
            <text:p>Costa</text:p>
          </table:table-cell>
          <table:table-cell table:style-name="Default" office:value-type="string" calcext:value-type="string">
            <text:p>Costa napój wieloowocowy</text:p>
          </table:table-cell>
          <table:table-cell table:style-name="Default" office:value-type="string" calcext:value-type="string">
            <text:p>Napój</text:p>
          </table:table-cell>
          <table:table-cell table:style-name="Default" office:value-type="string" calcext:value-type="string">
            <text:p>Napój owocowy</text:p>
          </table:table-cell>
          <table:table-cell office:value-type="string" calcext:value-type="string">
            <text:p><text:a xlink:href="https://stat-b2.bdsklep.pl/media/cache/gallery/product/4/75/748/484/7pdnz11l/images/10/10233/costa-multiwitamina-napoj-2-l__8.jpg" xlink:type="simple">https://stat-b2.bdsklep.pl/media/cache/gallery/product/4/75/748/484/7pdnz11l/images/10/10233/costa-multiwitamina-napoj-2-l__8.jpg</text:a></text:p>
          </table:table-cell>
          <table:table-cell table:style-name="Default" office:value-type="string" calcext:value-type="string">
            <text:p>Hortex Sp. z o.o.</text:p>
          </table:table-cell>
          <table:table-cell table:style-name="Default" office:value-type="string" calcext:value-type="string">
            <text:p>E955</text:p>
          </table:table-cell>
          <table:table-cell office:value-type="string" calcext:value-type="string">
            <text:p>Środek słodzący</text:p>
          </table:table-cell>
          <table:table-cell table:style-name="Default" office:value-type="string" calcext:value-type="string">
            <text:p>Pochodna sacharozy, w której trzy grupy hydroksylowe zostały podstawione atomami chloru. Jest stosowana jako słodzik nie dostarczający do organizmu kalorii, gdyż nie jest przezeń metabolizowany. Na rynku spożywczym dystrybuowana pod nazwą handlową Splenda; produkt ten zawiera 1,1% sukralozy oraz maltodekstrynę i glukozę jako wypełniacze. Sukraloza jest ok. 600 razy słodsza od zwykłego cukru. Jest bardziej uniwersalna w użyciu od innego, powszechnie stosowanego słodzika – aspartamu, gdyż jest trwała w szerszym zakresie temperatury i pH. Dzięki temu można ją stosować również w wyrobach piekarniczych i kwaśnych napojach. Podobną trwałość termiczną i pH wykazują stewiozydy – słodkie związki zawarte w roślinie stewia. Sama sukraloza nie jest szkodliwa, ale rozkłada się na związki, które są szkodliwe dla organizmu ludzkiego: chloroglukozę i chlorofruktozę. Są one toksyczne, ale w większych ilościach niż te, które znaleźć można w produktach spożywczych. Około 20% sukralozy rozkłada się w organizmie, reszta zostaje wydalona w niezmienionej postaci.</text:p>
          </table:table-cell>
          <table:table-cell table:style-name="Default" office:value-type="string" calcext:value-type="string">
            <text:p>Zawroty głowy</text:p>
          </table:table-cell>
          <table:table-cell table:style-name="Default" office:value-type="string" calcext:value-type="string">
            <text:p>Sukraloz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20:10:18.72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roduktyFinal" style:display-name="PageStyle_produkty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4:52:31.806000000</meta:creation-date>
    <dc:date>2018-01-12T20:38:54.419000000</dc:date>
    <meta:editing-duration>PT31M54S</meta:editing-duration>
    <meta:editing-cycles>5</meta:editing-cycles>
    <meta:generator>LibreOffice/5.4.2.2$Windows_x86 LibreOffice_project/22b09f6418e8c2d508a9eaf86b2399209b0990f4</meta:generator>
    <meta:document-statistic meta:table-count="1" meta:cell-count="1234" meta:object-count="0"/>
  </office:meta>
</office:document-meta>
</file>